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5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87.19pt"/>
    </style:style>
    <style:style style:name="co7" style:family="table-column">
      <style:table-column-properties fo:break-before="auto" style:column-width="73.3pt"/>
    </style:style>
    <style:style style:name="co8" style:family="table-column">
      <style:table-column-properties fo:break-before="auto" style:column-width="108.79pt"/>
    </style:style>
    <style:style style:name="co9" style:family="table-column">
      <style:table-column-properties fo:break-before="auto" style:column-width="125.04pt"/>
    </style:style>
    <style:style style:name="co10" style:family="table-column">
      <style:table-column-properties fo:break-before="auto" style:column-width="103.41pt"/>
    </style:style>
    <style:style style:name="co11" style:family="table-column">
      <style:table-column-properties fo:break-before="auto" style:column-width="141.25pt"/>
    </style:style>
    <style:style style:name="co12" style:family="table-column">
      <style:table-column-properties fo:break-before="auto" style:column-width="132.75pt"/>
    </style:style>
    <style:style style:name="co13" style:family="table-column">
      <style:table-column-properties fo:break-before="auto" style:column-width="107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ndidat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NP</text:p>
          </table:table-cell>
          <table:table-cell office:value-type="string" calcext:value-type="string">
            <text:p>Prenume</text:p>
          </table:table-cell>
          <table:table-cell office:value-type="string" calcext:value-type="string">
            <text:p>Nume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Liceul</text:p>
          </table:table-cell>
          <table:table-cell office:value-type="string" calcext:value-type="string">
            <text:p>Nota cea mai buna</text:p>
          </table:table-cell>
          <table:table-cell office:value-type="string" calcext:value-type="string">
            <text:p>Media bac</text:p>
          </table:table-cell>
        </table:table-row>
        <table:table-row table:style-name="ro1">
          <table:table-cell office:value-type="float" office:value="1940122374514" calcext:value-type="float">
            <text:p>1940122374514</text:p>
          </table:table-cell>
          <table:table-cell office:value-type="string" calcext:value-type="string">
            <text:p>Sergiu-Adrian</text:p>
          </table:table-cell>
          <table:table-cell office:value-type="string" calcext:value-type="string">
            <text:p>Voloca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KM</text:p>
          </table:table-cell>
          <table:table-cell office:value-type="float" office:value="8.25" calcext:value-type="float">
            <text:p>8.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40122374514" calcext:value-type="float">
            <text:p>2940122374514</text:p>
          </table:table-cell>
          <table:table-cell office:value-type="string" calcext:value-type="string">
            <text:p>Catalina-Andreea</text:p>
          </table:table-cell>
          <table:table-cell office:value-type="string" calcext:value-type="string">
            <text:p>Apetre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covita</text:p>
          </table:table-cell>
          <table:table-cell office:value-type="float" office:value="6.4" calcext:value-type="float">
            <text:p>6.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40122374514" calcext:value-type="float">
            <text:p>3940122374514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Patras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tiv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40122374515" calcext:value-type="float">
            <text:p>3940122374515</text:p>
          </table:table-cell>
          <table:table-cell office:value-type="string" calcext:value-type="string">
            <text:p>Mihai</text:p>
          </table:table-cell>
          <table:table-cell office:value-type="string" calcext:value-type="string">
            <text:p>Cret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oretic</text:p>
          </table:table-cell>
          <table:table-cell office:value-type="float" office:value="5.2" calcext:value-type="float">
            <text:p>5.2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float" office:value="3940122374516" calcext:value-type="float">
            <text:p>3940122374516</text:p>
          </table:table-cell>
          <table:table-cell office:value-type="string" calcext:value-type="string">
            <text:p>Gica</text:p>
          </table:table-cell>
          <table:table-cell office:value-type="string" calcext:value-type="string">
            <text:p>N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KM</text:p>
          </table:table-cell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3940122374517" calcext:value-type="float">
            <text:p>3940122374517</text:p>
          </table:table-cell>
          <table:table-cell office:value-type="string" calcext:value-type="string">
            <text:p>Sergiu-Adrian</text:p>
          </table:table-cell>
          <table:table-cell office:value-type="string" calcext:value-type="string">
            <text:p>Stanci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covita</text:p>
          </table:table-cell>
          <table:table-cell office:value-type="float" office:value="8.5" calcext:value-type="float">
            <text:p>8.5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3940122374518" calcext:value-type="float">
            <text:p>3940122374518</text:p>
          </table:table-cell>
          <table:table-cell office:value-type="string" calcext:value-type="string">
            <text:p>Catalina-Andreea</text:p>
          </table:table-cell>
          <table:table-cell office:value-type="string" calcext:value-type="string">
            <text:p>Miha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ortiv</text:p>
          </table:table-cell>
          <table:table-cell office:value-type="float" office:value="7" calcext:value-type="float">
            <text:p>7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3940122374519" calcext:value-type="float">
            <text:p>3940122374519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Samart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oretic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3940122374520" calcext:value-type="float">
            <text:p>3940122374520</text:p>
          </table:table-cell>
          <table:table-cell office:value-type="string" calcext:value-type="string">
            <text:p>Mihai</text:p>
          </table:table-cell>
          <table:table-cell office:value-type="string" calcext:value-type="string">
            <text:p>Volocar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KM</text:p>
          </table:table-cell>
          <table:table-cell office:value-type="float" office:value="9" calcext:value-type="float">
            <text:p>9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3940122374521" calcext:value-type="float">
            <text:p>3940122374521</text:p>
          </table:table-cell>
          <table:table-cell office:value-type="string" calcext:value-type="string">
            <text:p>Gica</text:p>
          </table:table-cell>
          <table:table-cell office:value-type="string" calcext:value-type="string">
            <text:p>Apetre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covita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3940122374522" calcext:value-type="float">
            <text:p>3940122374522</text:p>
          </table:table-cell>
          <table:table-cell office:value-type="string" calcext:value-type="string">
            <text:p>Sergiu-Adrian</text:p>
          </table:table-cell>
          <table:table-cell office:value-type="string" calcext:value-type="string">
            <text:p>Abab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tiv</text:p>
          </table:table-cell>
          <table:table-cell office:value-type="float" office:value="10" calcext:value-type="float">
            <text:p>10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3940122374523" calcext:value-type="float">
            <text:p>3940122374523</text:p>
          </table:table-cell>
          <table:table-cell office:value-type="string" calcext:value-type="string">
            <text:p>Catalina-Andreea</text:p>
          </table:table-cell>
          <table:table-cell office:value-type="string" calcext:value-type="string">
            <text:p>Cret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oretic</text:p>
          </table:table-cell>
          <table:table-cell office:value-type="float" office:value="7" calcext:value-type="float">
            <text:p>7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3940122374524" calcext:value-type="float">
            <text:p>3940122374524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N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KM</text:p>
          </table:table-cell>
          <table:table-cell office:value-type="float" office:value="8" calcext:value-type="float">
            <text:p>8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3940122374525" calcext:value-type="float">
            <text:p>3940122374525</text:p>
          </table:table-cell>
          <table:table-cell office:value-type="string" calcext:value-type="string">
            <text:p>Mihai</text:p>
          </table:table-cell>
          <table:table-cell office:value-type="string" calcext:value-type="string">
            <text:p>Stanci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covita</text:p>
          </table:table-cell>
          <table:table-cell office:value-type="float" office:value="9" calcext:value-type="float">
            <text:p>9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3940122374526" calcext:value-type="float">
            <text:p>3940122374526</text:p>
          </table:table-cell>
          <table:table-cell office:value-type="string" calcext:value-type="string">
            <text:p>Gica</text:p>
          </table:table-cell>
          <table:table-cell office:value-type="string" calcext:value-type="string">
            <text:p>Miha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ortiv</text:p>
          </table:table-cell>
          <table:table-cell office:value-type="float" office:value="7.9" calcext:value-type="float">
            <text:p>7.9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3940122374527" calcext:value-type="float">
            <text:p>3940122374527</text:p>
          </table:table-cell>
          <table:table-cell office:value-type="string" calcext:value-type="string">
            <text:p>Sergiu-Adrian</text:p>
          </table:table-cell>
          <table:table-cell office:value-type="string" calcext:value-type="string">
            <text:p>Samart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oretic</text:p>
          </table:table-cell>
          <table:table-cell office:value-type="float" office:value="6.4" calcext:value-type="float">
            <text:p>6.4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3940122374528" calcext:value-type="float">
            <text:p>3940122374528</text:p>
          </table:table-cell>
          <table:table-cell office:value-type="string" calcext:value-type="string">
            <text:p>Catalina-Andreea</text:p>
          </table:table-cell>
          <table:table-cell office:value-type="string" calcext:value-type="string">
            <text:p>Voloca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KM</text:p>
          </table:table-cell>
          <table:table-cell office:value-type="float" office:value="8.9" calcext:value-type="float">
            <text:p>8.9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3940122374529" calcext:value-type="float">
            <text:p>3940122374529</text:p>
          </table:table-cell>
          <table:table-cell office:value-type="string" calcext:value-type="string">
            <text:p>Dobrin</text:p>
          </table:table-cell>
          <table:table-cell office:value-type="string" calcext:value-type="string">
            <text:p>Apetr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covita</text:p>
          </table:table-cell>
          <table:table-cell office:value-type="float" office:value="9.4" calcext:value-type="float">
            <text:p>9.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40122374530" calcext:value-type="float">
            <text:p>3940122374530</text:p>
          </table:table-cell>
          <table:table-cell office:value-type="string" calcext:value-type="string">
            <text:p>Dorica</text:p>
          </table:table-cell>
          <table:table-cell office:value-type="string" calcext:value-type="string">
            <text:p>Ababe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ortiv</text:p>
          </table:table-cell>
          <table:table-cell office:value-type="float" office:value="9.3" calcext:value-type="float">
            <text:p>9.3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3940122374531" calcext:value-type="float">
            <text:p>3940122374531</text:p>
          </table:table-cell>
          <table:table-cell office:value-type="string" calcext:value-type="string">
            <text:p>Telu</text:p>
          </table:table-cell>
          <table:table-cell office:value-type="string" calcext:value-type="string">
            <text:p>Cret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oretic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40122374532" calcext:value-type="float">
            <text:p>3940122374532</text:p>
          </table:table-cell>
          <table:table-cell office:value-type="string" calcext:value-type="string">
            <text:p>Ghencea</text:p>
          </table:table-cell>
          <table:table-cell office:value-type="string" calcext:value-type="string">
            <text:p>N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KM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40122374533" calcext:value-type="float">
            <text:p>3940122374533</text:p>
          </table:table-cell>
          <table:table-cell office:value-type="string" calcext:value-type="string">
            <text:p>Sergiu-Adrian</text:p>
          </table:table-cell>
          <table:table-cell office:value-type="string" calcext:value-type="string">
            <text:p>Stanci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covita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40122374534" calcext:value-type="float">
            <text:p>3940122374534</text:p>
          </table:table-cell>
          <table:table-cell office:value-type="string" calcext:value-type="string">
            <text:p>Catalina-Andreea</text:p>
          </table:table-cell>
          <table:table-cell office:value-type="string" calcext:value-type="string">
            <text:p>Miha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ortiv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40122374535" calcext:value-type="float">
            <text:p>3940122374535</text:p>
          </table:table-cell>
          <table:table-cell office:value-type="string" calcext:value-type="string">
            <text:p>Dobrin</text:p>
          </table:table-cell>
          <table:table-cell office:value-type="string" calcext:value-type="string">
            <text:p>Samart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oretic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40122374536" calcext:value-type="float">
            <text:p>3940122374536</text:p>
          </table:table-cell>
          <table:table-cell office:value-type="string" calcext:value-type="string">
            <text:p>Dorica</text:p>
          </table:table-cell>
          <table:table-cell office:value-type="string" calcext:value-type="string">
            <text:p>Voloca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KM</text:p>
          </table:table-cell>
          <table:table-cell office:value-type="float" office:value="8.2" calcext:value-type="float">
            <text:p>8.2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float" office:value="3940122374537" calcext:value-type="float">
            <text:p>3940122374537</text:p>
          </table:table-cell>
          <table:table-cell office:value-type="string" calcext:value-type="string">
            <text:p>Telu</text:p>
          </table:table-cell>
          <table:table-cell office:value-type="string" calcext:value-type="string">
            <text:p>Apetre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covita</text:p>
          </table:table-cell>
          <table:table-cell office:value-type="float" office:value="8.4" calcext:value-type="float">
            <text:p>8.4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3940122374538" calcext:value-type="float">
            <text:p>3940122374538</text:p>
          </table:table-cell>
          <table:table-cell office:value-type="string" calcext:value-type="string">
            <text:p>Ghencea</text:p>
          </table:table-cell>
          <table:table-cell office:value-type="string" calcext:value-type="string">
            <text:p>Crin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tiv</text:p>
          </table:table-cell>
          <table:table-cell office:value-type="float" office:value="9.1" calcext:value-type="float">
            <text:p>9.1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3940122374539" calcext:value-type="float">
            <text:p>3940122374539</text:p>
          </table:table-cell>
          <table:table-cell office:value-type="string" calcext:value-type="string">
            <text:p>Sergiu-Adrian</text:p>
          </table:table-cell>
          <table:table-cell office:value-type="string" calcext:value-type="string">
            <text:p>Cret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oretic</text:p>
          </table:table-cell>
          <table:table-cell office:value-type="float" office:value="7.9" calcext:value-type="float">
            <text:p>7.9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3940122374540" calcext:value-type="float">
            <text:p>3940122374540</text:p>
          </table:table-cell>
          <table:table-cell office:value-type="string" calcext:value-type="string">
            <text:p>Catalina-Andreea</text:p>
          </table:table-cell>
          <table:table-cell office:value-type="string" calcext:value-type="string">
            <text:p>N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KM</text:p>
          </table:table-cell>
          <table:table-cell office:value-type="float" office:value="8.6" calcext:value-type="float">
            <text:p>8.6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3940122374541" calcext:value-type="float">
            <text:p>3940122374541</text:p>
          </table:table-cell>
          <table:table-cell office:value-type="string" calcext:value-type="string">
            <text:p>Dobrin</text:p>
          </table:table-cell>
          <table:table-cell office:value-type="string" calcext:value-type="string">
            <text:p>Stanci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covita</text:p>
          </table:table-cell>
          <table:table-cell office:value-type="float" office:value="8.8" calcext:value-type="float">
            <text:p>8.8</text:p>
          </table:table-cell>
          <table:table-cell office:value-type="float" office:value="9.1" calcext:value-type="float">
            <text:p>9.1</text:p>
          </table:table-cell>
        </table:table-row>
      </table:table>
      <table:table table:name="Sali" table:style-name="ta1"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ume</text:p>
          </table:table-cell>
          <table:table-cell office:value-type="string" calcext:value-type="string">
            <text:p>Nr. Locuri maxime</text:p>
          </table:table-cell>
          <table:table-cell office:value-type="string" calcext:value-type="string">
            <text:p>Numar locuri utilizabile</text:p>
          </table:table-cell>
        </table:table-row>
        <table:table-row table:style-name="ro1">
          <table:table-cell office:value-type="string" calcext:value-type="string">
            <text:p>C30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20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30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</table:table>
      <table:table table:name="Categori" table:style-name="ta1"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ume</text:p>
          </table:table-cell>
          <table:table-cell office:value-type="string" calcext:value-type="string">
            <text:p>Disciplina</text:p>
          </table:table-cell>
          <table:table-cell office:value-type="string" calcext:value-type="string">
            <text:p>Limba</text:p>
          </table:table-cell>
          <table:table-cell office:value-type="string" calcext:value-type="string">
            <text:p>Typul Admiterii</text:p>
          </table:table-cell>
        </table:table-row>
        <table:table-row table:style-name="ro1">
          <table:table-cell office:value-type="string" calcext:value-type="string">
            <text:p>MATE-RO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Romana</text:p>
          </table:table-cell>
          <table:table-cell office:value-type="string" calcext:value-type="string">
            <text:p>Admitere</text:p>
          </table:table-cell>
        </table:table-row>
        <table:table-row table:style-name="ro1">
          <table:table-cell office:value-type="string" calcext:value-type="string">
            <text:p>C++ <text:s/>- RO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Romana</text:p>
          </table:table-cell>
          <table:table-cell office:value-type="string" calcext:value-type="string">
            <text:p>Admitere</text:p>
          </table:table-cell>
        </table:table-row>
        <table:table-row table:style-name="ro1">
          <table:table-cell table:number-columns-repeated="4" office:value-type="string" calcext:value-type="string">
            <text:p>Olimpic</text:p>
          </table:table-cell>
        </table:table-row>
      </table:table>
      <table:table table:name="Supraveghetori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Prenume</text:p>
          </table:table-cell>
          <table:table-cell office:value-type="string" calcext:value-type="string">
            <text:p>Nume</text:p>
          </table:table-cell>
        </table:table-row>
        <table:table-row table:style-name="ro1">
          <table:table-cell office:value-type="string" calcext:value-type="string">
            <text:p>Stefan</text:p>
          </table:table-cell>
          <table:table-cell office:value-type="string" calcext:value-type="string">
            <text:p>Dandele</text:p>
          </table:table-cell>
        </table:table-row>
        <table:table-row table:style-name="ro1">
          <table:table-cell office:value-type="string" calcext:value-type="string">
            <text:p>Marian</text:p>
          </table:table-cell>
          <table:table-cell office:value-type="string" calcext:value-type="string">
            <text:p>Oprisan</text:p>
          </table:table-cell>
        </table:table-row>
      </table:table>
      <table:table table:name="Note" table:style-name="ta1"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NP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Profesor</text:p>
          </table:table-cell>
        </table:table-row>
        <table:table-row table:style-name="ro1">
          <table:table-cell office:value-type="float" office:value="1940122374514" calcext:value-type="float">
            <text:p>1940122374514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1940122374514" calcext:value-type="float">
            <text:p>1940122374514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2940122374514" calcext:value-type="float">
            <text:p>2940122374514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2940122374514" calcext:value-type="float">
            <text:p>2940122374514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14" calcext:value-type="float">
            <text:p>3940122374514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14" calcext:value-type="float">
            <text:p>3940122374514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15" calcext:value-type="float">
            <text:p>3940122374515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15" calcext:value-type="float">
            <text:p>3940122374515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16" calcext:value-type="float">
            <text:p>3940122374516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16" calcext:value-type="float">
            <text:p>3940122374516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17" calcext:value-type="float">
            <text:p>3940122374517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17" calcext:value-type="float">
            <text:p>3940122374517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18" calcext:value-type="float">
            <text:p>3940122374518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18" calcext:value-type="float">
            <text:p>3940122374518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19" calcext:value-type="float">
            <text:p>394012237451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19" calcext:value-type="float">
            <text:p>394012237451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20" calcext:value-type="float">
            <text:p>39401223745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20" calcext:value-type="float">
            <text:p>39401223745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21" calcext:value-type="float">
            <text:p>39401223745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21" calcext:value-type="float">
            <text:p>39401223745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22" calcext:value-type="float">
            <text:p>3940122374522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22" calcext:value-type="float">
            <text:p>3940122374522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23" calcext:value-type="float">
            <text:p>3940122374523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23" calcext:value-type="float">
            <text:p>3940122374523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24" calcext:value-type="float">
            <text:p>3940122374524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24" calcext:value-type="float">
            <text:p>3940122374524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25" calcext:value-type="float">
            <text:p>3940122374525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25" calcext:value-type="float">
            <text:p>3940122374525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26" calcext:value-type="float">
            <text:p>3940122374526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26" calcext:value-type="float">
            <text:p>3940122374526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27" calcext:value-type="float">
            <text:p>3940122374527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27" calcext:value-type="float">
            <text:p>3940122374527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28" calcext:value-type="float">
            <text:p>3940122374528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28" calcext:value-type="float">
            <text:p>3940122374528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29" calcext:value-type="float">
            <text:p>394012237452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29" calcext:value-type="float">
            <text:p>394012237452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30" calcext:value-type="float">
            <text:p>3940122374530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30" calcext:value-type="float">
            <text:p>3940122374530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31" calcext:value-type="float">
            <text:p>3940122374531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31" calcext:value-type="float">
            <text:p>3940122374531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32" calcext:value-type="float">
            <text:p>3940122374532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32" calcext:value-type="float">
            <text:p>3940122374532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33" calcext:value-type="float">
            <text:p>3940122374533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33" calcext:value-type="float">
            <text:p>3940122374533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34" calcext:value-type="float">
            <text:p>3940122374534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34" calcext:value-type="float">
            <text:p>3940122374534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35" calcext:value-type="float">
            <text:p>3940122374535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35" calcext:value-type="float">
            <text:p>3940122374535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36" calcext:value-type="float">
            <text:p>3940122374536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36" calcext:value-type="float">
            <text:p>3940122374536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37" calcext:value-type="float">
            <text:p>39401223745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37" calcext:value-type="float">
            <text:p>39401223745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38" calcext:value-type="float">
            <text:p>3940122374538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38" calcext:value-type="float">
            <text:p>3940122374538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39" calcext:value-type="float">
            <text:p>394012237453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39" calcext:value-type="float">
            <text:p>394012237453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40" calcext:value-type="float">
            <text:p>3940122374540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40" calcext:value-type="float">
            <text:p>3940122374540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Profesor 2</text:p>
          </table:table-cell>
        </table:table-row>
        <table:table-row table:style-name="ro1">
          <table:table-cell office:value-type="float" office:value="3940122374541" calcext:value-type="float">
            <text:p>39401223745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fesor 1</text:p>
          </table:table-cell>
        </table:table-row>
        <table:table-row table:style-name="ro1">
          <table:table-cell office:value-type="float" office:value="3940122374541" calcext:value-type="float">
            <text:p>39401223745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fesor 2</text:p>
          </table:table-cell>
        </table:table-row>
      </table:table>
      <table:table table:name="Candidati optiuni" table:style-name="ta1">
        <table:table-column table:style-name="co11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CNP</text:p>
          </table:table-cell>
          <table:table-cell office:value-type="string" calcext:value-type="string">
            <text:p>Optiune</text:p>
          </table:table-cell>
          <table:table-cell office:value-type="string" calcext:value-type="string">
            <text:p>Prioritate</text:p>
          </table:table-cell>
          <table:table-cell table:number-columns-repeated="6"/>
        </table:table-row>
        <table:table-row table:style-name="ro1">
          <table:table-cell office:value-type="float" office:value="1940122374514" calcext:value-type="float">
            <text:p>1940122374514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940122374514" calcext:value-type="float">
            <text:p>2940122374514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14" calcext:value-type="float">
            <text:p>3940122374514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O-BUGET</text:p>
          </table:table-cell>
        </table:table-row>
        <table:table-row table:style-name="ro1">
          <table:table-cell office:value-type="float" office:value="3940122374515" calcext:value-type="float">
            <text:p>3940122374515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O-TAXA</text:p>
          </table:table-cell>
        </table:table-row>
        <table:table-row table:style-name="ro1">
          <table:table-cell office:value-type="float" office:value="3940122374516" calcext:value-type="float">
            <text:p>3940122374516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EN-BUGET</text:p>
          </table:table-cell>
        </table:table-row>
        <table:table-row table:style-name="ro1">
          <table:table-cell office:value-type="float" office:value="3940122374517" calcext:value-type="float">
            <text:p>3940122374517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EN-TAXA</text:p>
          </table:table-cell>
        </table:table-row>
        <table:table-row table:style-name="ro1">
          <table:table-cell office:value-type="float" office:value="3940122374518" calcext:value-type="float">
            <text:p>3940122374518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19" calcext:value-type="float">
            <text:p>3940122374519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20" calcext:value-type="float">
            <text:p>3940122374520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21" calcext:value-type="float">
            <text:p>3940122374521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22" calcext:value-type="float">
            <text:p>3940122374522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23" calcext:value-type="float">
            <text:p>3940122374523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24" calcext:value-type="float">
            <text:p>3940122374524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25" calcext:value-type="float">
            <text:p>3940122374525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26" calcext:value-type="float">
            <text:p>3940122374526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27" calcext:value-type="float">
            <text:p>3940122374527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28" calcext:value-type="float">
            <text:p>3940122374528</text:p>
          </table:table-cell>
          <table:table-cell office:value-type="string" calcext:value-type="string">
            <text:p>EN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29" calcext:value-type="float">
            <text:p>3940122374529</text:p>
          </table:table-cell>
          <table:table-cell office:value-type="string" calcext:value-type="string">
            <text:p>EN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30" calcext:value-type="float">
            <text:p>3940122374530</text:p>
          </table:table-cell>
          <table:table-cell office:value-type="string" calcext:value-type="string">
            <text:p>EN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31" calcext:value-type="float">
            <text:p>3940122374531</text:p>
          </table:table-cell>
          <table:table-cell office:value-type="string" calcext:value-type="string">
            <text:p>EN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32" calcext:value-type="float">
            <text:p>3940122374532</text:p>
          </table:table-cell>
          <table:table-cell office:value-type="string" calcext:value-type="string">
            <text:p>EN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33" calcext:value-type="float">
            <text:p>3940122374533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34" calcext:value-type="float">
            <text:p>3940122374534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35" calcext:value-type="float">
            <text:p>3940122374535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36" calcext:value-type="float">
            <text:p>3940122374536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37" calcext:value-type="float">
            <text:p>3940122374537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38" calcext:value-type="float">
            <text:p>3940122374538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39" calcext:value-type="float">
            <text:p>3940122374539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40" calcext:value-type="float">
            <text:p>3940122374540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40122374541" calcext:value-type="float">
            <text:p>3940122374541</text:p>
          </table:table-cell>
          <table:table-cell office:value-type="string" calcext:value-type="string">
            <text:p>RO-BUG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40122374514" calcext:value-type="float">
            <text:p>1940122374514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940122374514" calcext:value-type="float">
            <text:p>2940122374514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14" calcext:value-type="float">
            <text:p>3940122374514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15" calcext:value-type="float">
            <text:p>3940122374515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16" calcext:value-type="float">
            <text:p>3940122374516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17" calcext:value-type="float">
            <text:p>3940122374517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18" calcext:value-type="float">
            <text:p>3940122374518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19" calcext:value-type="float">
            <text:p>3940122374519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20" calcext:value-type="float">
            <text:p>3940122374520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21" calcext:value-type="float">
            <text:p>3940122374521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22" calcext:value-type="float">
            <text:p>3940122374522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23" calcext:value-type="float">
            <text:p>3940122374523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24" calcext:value-type="float">
            <text:p>3940122374524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25" calcext:value-type="float">
            <text:p>3940122374525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26" calcext:value-type="float">
            <text:p>3940122374526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27" calcext:value-type="float">
            <text:p>3940122374527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28" calcext:value-type="float">
            <text:p>3940122374528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29" calcext:value-type="float">
            <text:p>3940122374529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30" calcext:value-type="float">
            <text:p>3940122374530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31" calcext:value-type="float">
            <text:p>3940122374531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32" calcext:value-type="float">
            <text:p>3940122374532</text:p>
          </table:table-cell>
          <table:table-cell office:value-type="string" calcext:value-type="string">
            <text:p>RO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33" calcext:value-type="float">
            <text:p>3940122374533</text:p>
          </table:table-cell>
          <table:table-cell office:value-type="string" calcext:value-type="string">
            <text:p>EN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34" calcext:value-type="float">
            <text:p>3940122374534</text:p>
          </table:table-cell>
          <table:table-cell office:value-type="string" calcext:value-type="string">
            <text:p>EN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35" calcext:value-type="float">
            <text:p>3940122374535</text:p>
          </table:table-cell>
          <table:table-cell office:value-type="string" calcext:value-type="string">
            <text:p>EN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36" calcext:value-type="float">
            <text:p>3940122374536</text:p>
          </table:table-cell>
          <table:table-cell office:value-type="string" calcext:value-type="string">
            <text:p>EN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37" calcext:value-type="float">
            <text:p>3940122374537</text:p>
          </table:table-cell>
          <table:table-cell office:value-type="string" calcext:value-type="string">
            <text:p>EN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38" calcext:value-type="float">
            <text:p>3940122374538</text:p>
          </table:table-cell>
          <table:table-cell office:value-type="string" calcext:value-type="string">
            <text:p>EN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39" calcext:value-type="float">
            <text:p>3940122374539</text:p>
          </table:table-cell>
          <table:table-cell office:value-type="string" calcext:value-type="string">
            <text:p>EN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40" calcext:value-type="float">
            <text:p>3940122374540</text:p>
          </table:table-cell>
          <table:table-cell office:value-type="string" calcext:value-type="string">
            <text:p>EN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40122374541" calcext:value-type="float">
            <text:p>3940122374541</text:p>
          </table:table-cell>
          <table:table-cell office:value-type="string" calcext:value-type="string">
            <text:p>EN-TAX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</table:table>
      <table:table table:name="Sheet7" table:style-name="ta1"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2" office:value-type="float" office:value="1940122374514" calcext:value-type="float">
            <text:p>1940122374514</text:p>
          </table:table-cell>
        </table:table-row>
        <table:table-row table:style-name="ro1">
          <table:table-cell table:number-columns-repeated="2" office:value-type="float" office:value="2940122374514" calcext:value-type="float">
            <text:p>2940122374514</text:p>
          </table:table-cell>
        </table:table-row>
        <table:table-row table:style-name="ro1">
          <table:table-cell table:number-columns-repeated="2" office:value-type="float" office:value="3940122374514" calcext:value-type="float">
            <text:p>3940122374514</text:p>
          </table:table-cell>
        </table:table-row>
        <table:table-row table:style-name="ro1">
          <table:table-cell table:number-columns-repeated="2" office:value-type="float" office:value="3940122374515" calcext:value-type="float">
            <text:p>3940122374515</text:p>
          </table:table-cell>
        </table:table-row>
        <table:table-row table:style-name="ro1">
          <table:table-cell table:number-columns-repeated="2" office:value-type="float" office:value="3940122374516" calcext:value-type="float">
            <text:p>3940122374516</text:p>
          </table:table-cell>
        </table:table-row>
        <table:table-row table:style-name="ro1">
          <table:table-cell table:number-columns-repeated="2" office:value-type="float" office:value="3940122374517" calcext:value-type="float">
            <text:p>3940122374517</text:p>
          </table:table-cell>
        </table:table-row>
        <table:table-row table:style-name="ro1">
          <table:table-cell table:number-columns-repeated="2" office:value-type="float" office:value="3940122374518" calcext:value-type="float">
            <text:p>3940122374518</text:p>
          </table:table-cell>
        </table:table-row>
        <table:table-row table:style-name="ro1">
          <table:table-cell/>
          <table:table-cell office:value-type="float" office:value="3940122374519" calcext:value-type="float">
            <text:p>3940122374519</text:p>
          </table:table-cell>
        </table:table-row>
        <table:table-row table:style-name="ro1">
          <table:table-cell table:number-columns-repeated="2" office:value-type="float" office:value="3940122374520" calcext:value-type="float">
            <text:p>3940122374520</text:p>
          </table:table-cell>
        </table:table-row>
        <table:table-row table:style-name="ro1">
          <table:table-cell table:number-columns-repeated="2" office:value-type="float" office:value="3940122374521" calcext:value-type="float">
            <text:p>3940122374521</text:p>
          </table:table-cell>
        </table:table-row>
        <table:table-row table:style-name="ro1">
          <table:table-cell table:number-columns-repeated="2" office:value-type="float" office:value="3940122374522" calcext:value-type="float">
            <text:p>3940122374522</text:p>
          </table:table-cell>
        </table:table-row>
        <table:table-row table:style-name="ro1">
          <table:table-cell table:number-columns-repeated="2" office:value-type="float" office:value="3940122374523" calcext:value-type="float">
            <text:p>3940122374523</text:p>
          </table:table-cell>
        </table:table-row>
        <table:table-row table:style-name="ro1">
          <table:table-cell table:number-columns-repeated="2" office:value-type="float" office:value="3940122374524" calcext:value-type="float">
            <text:p>3940122374524</text:p>
          </table:table-cell>
        </table:table-row>
        <table:table-row table:style-name="ro1">
          <table:table-cell table:number-columns-repeated="2" office:value-type="float" office:value="3940122374525" calcext:value-type="float">
            <text:p>3940122374525</text:p>
          </table:table-cell>
        </table:table-row>
        <table:table-row table:style-name="ro1">
          <table:table-cell table:number-columns-repeated="2" office:value-type="float" office:value="3940122374526" calcext:value-type="float">
            <text:p>3940122374526</text:p>
          </table:table-cell>
        </table:table-row>
        <table:table-row table:style-name="ro1">
          <table:table-cell table:number-columns-repeated="2" office:value-type="float" office:value="3940122374527" calcext:value-type="float">
            <text:p>3940122374527</text:p>
          </table:table-cell>
        </table:table-row>
        <table:table-row table:style-name="ro1">
          <table:table-cell table:number-columns-repeated="2" office:value-type="float" office:value="3940122374528" calcext:value-type="float">
            <text:p>3940122374528</text:p>
          </table:table-cell>
        </table:table-row>
        <table:table-row table:style-name="ro1">
          <table:table-cell table:number-columns-repeated="2" office:value-type="float" office:value="3940122374529" calcext:value-type="float">
            <text:p>3940122374529</text:p>
          </table:table-cell>
        </table:table-row>
        <table:table-row table:style-name="ro1">
          <table:table-cell table:number-columns-repeated="2" office:value-type="float" office:value="3940122374530" calcext:value-type="float">
            <text:p>3940122374530</text:p>
          </table:table-cell>
        </table:table-row>
        <table:table-row table:style-name="ro1">
          <table:table-cell table:number-columns-repeated="2" office:value-type="float" office:value="3940122374531" calcext:value-type="float">
            <text:p>3940122374531</text:p>
          </table:table-cell>
        </table:table-row>
        <table:table-row table:style-name="ro1">
          <table:table-cell table:number-columns-repeated="2" office:value-type="float" office:value="3940122374532" calcext:value-type="float">
            <text:p>3940122374532</text:p>
          </table:table-cell>
        </table:table-row>
        <table:table-row table:style-name="ro1">
          <table:table-cell table:number-columns-repeated="2" office:value-type="float" office:value="3940122374533" calcext:value-type="float">
            <text:p>3940122374533</text:p>
          </table:table-cell>
        </table:table-row>
        <table:table-row table:style-name="ro1">
          <table:table-cell table:number-columns-repeated="2" office:value-type="float" office:value="3940122374534" calcext:value-type="float">
            <text:p>3940122374534</text:p>
          </table:table-cell>
        </table:table-row>
        <table:table-row table:style-name="ro1">
          <table:table-cell table:number-columns-repeated="2" office:value-type="float" office:value="3940122374535" calcext:value-type="float">
            <text:p>3940122374535</text:p>
          </table:table-cell>
        </table:table-row>
        <table:table-row table:style-name="ro1">
          <table:table-cell table:number-columns-repeated="2" office:value-type="float" office:value="3940122374536" calcext:value-type="float">
            <text:p>3940122374536</text:p>
          </table:table-cell>
        </table:table-row>
        <table:table-row table:style-name="ro1">
          <table:table-cell table:number-columns-repeated="2" office:value-type="float" office:value="3940122374537" calcext:value-type="float">
            <text:p>3940122374537</text:p>
          </table:table-cell>
        </table:table-row>
        <table:table-row table:style-name="ro1">
          <table:table-cell table:number-columns-repeated="2" office:value-type="float" office:value="3940122374538" calcext:value-type="float">
            <text:p>3940122374538</text:p>
          </table:table-cell>
        </table:table-row>
        <table:table-row table:style-name="ro1">
          <table:table-cell/>
          <table:table-cell office:value-type="float" office:value="3940122374539" calcext:value-type="float">
            <text:p>3940122374539</text:p>
          </table:table-cell>
        </table:table-row>
        <table:table-row table:style-name="ro1">
          <table:table-cell table:number-columns-repeated="2" office:value-type="float" office:value="3940122374540" calcext:value-type="float">
            <text:p>3940122374540</text:p>
          </table:table-cell>
        </table:table-row>
        <table:table-row table:style-name="ro1">
          <table:table-cell table:number-columns-repeated="2" office:value-type="float" office:value="3940122374541" calcext:value-type="float">
            <text:p>3940122374541</text:p>
          </table:table-cell>
        </table:table-row>
      </table:table>
      <table:named-expressions/>
      <table:database-ranges>
        <table:database-range table:name="__Anonymous_Sheet_DB__4" table:target-range-address="Note.A2:Note.C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 style:data-style-name="N2" text:time-value="17:07:50.7703264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07:53:28.463777467</meta:creation-date>
    <dc:date>2020-01-24T10:13:22.979532720</dc:date>
    <meta:editing-duration>PT15H31M16S</meta:editing-duration>
    <meta:editing-cycles>46</meta:editing-cycles>
    <meta:generator>LibreOffice/6.0.7.3$Linux_X86_64 LibreOffice_project/00m0$Build-3</meta:generator>
    <meta:document-statistic meta:table-count="7" meta:cell-count="679" meta:object-count="0"/>
  </office:meta>
</office:document-meta>
</file>